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8. A dartboard of radius 10 and the wall it is hanging on are represented using the two-</text:p>
      <text:p text:style-name="Standard">dimensional coordinate system, with the board&amp;#39;s center at coordinate (0, 0). Variables</text:p>
      <text:p text:style-name="Standard">x and y store the x- and y-coordinate of a dart hit. Write an expression using</text:p>
      <text:p text:style-name="Standard">variables x and y that evaluates to true if the dart hits (is within) the dartboard, and</text:p>
      <text:p text:style-name="Standard">evaluate the expression for these dart coordinates: (0,0) (10,10) (6,-6) (-7,8)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7T18:26:08.302556818</meta:creation-date>
    <dc:date>2025-08-07T20:00:24.048529587</dc:date>
    <meta:editing-duration>PT1H23M41S</meta:editing-duration>
    <meta:editing-cycles>1</meta:editing-cycles>
    <meta:document-statistic meta:table-count="0" meta:image-count="0" meta:object-count="0" meta:page-count="1" meta:paragraph-count="5" meta:word-count="74" meta:character-count="423" meta:non-whitespace-character-count="354"/>
    <meta:generator>LibreOffice/25.2.5.2$Linux_X86_64 LibreOffice_project/03d19516eb2e1dd5d4ccd751a0d6f35f35e08022</meta:generator>
  </office:meta>
</office:document-meta>
</file>